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eb86c" officeooo:paragraph-rsid="000eb86c"/>
    </style:style>
    <style:style style:name="P2" style:family="paragraph" style:parent-style-name="Text_20_body">
      <style:text-properties officeooo:paragraph-rsid="000f6a7c"/>
    </style:style>
    <style:style style:name="P3" style:family="paragraph" style:parent-style-name="Title">
      <style:text-properties officeooo:rsid="000eb86c" officeooo:paragraph-rsid="000eb86c"/>
    </style:style>
    <style:style style:name="P4" style:family="paragraph" style:parent-style-name="Subtitle">
      <style:text-properties officeooo:rsid="000eb86c" officeooo:paragraph-rsid="000eb86c"/>
    </style:style>
    <style:style style:name="P5" style:family="paragraph" style:parent-style-name="Heading_20_1">
      <style:paragraph-properties fo:break-before="page"/>
      <style:text-properties officeooo:rsid="000eb86c" officeooo:paragraph-rsid="000eb86c"/>
    </style:style>
    <style:style style:name="P6" style:family="paragraph" style:parent-style-name="Heading_20_1">
      <style:text-properties officeooo:rsid="000eb86c" officeooo:paragraph-rsid="000eb86c"/>
    </style:style>
    <style:style style:name="P7" style:family="paragraph" style:parent-style-name="Heading_20_1">
      <style:text-properties officeooo:rsid="000f6a7c" officeooo:paragraph-rsid="000f6a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Kalender Aufgabe</text:p>
      <text:p text:style-name="P4">Markus Dieckmann</text:p>
      <text:p text:style-name="P4">FA – 15A</text:p>
      <text:p text:style-name="P4">Abgabe : 18.01.2017</text:p>
      <text:h text:style-name="P5" text:outline-level="1">Zielsetzung:</text:h>
      <text:p text:style-name="P1">Es soll eine Software erstellt werden, die bei Eingabe eines beliebigen Datums eine visuelle Repräsentation eines Kalenders darstellt. Für diese Realisation soll keine vorgefertigte Kalender Komponente, sondern ein manuell erstelltes Stück Software genutzt werden.</text:p>
      <text:p text:style-name="P1"/>
      <text:h text:style-name="P6" text:outline-level="1">Umsetzung:</text:h>
      <text:p text:style-name="P1">Es wurde eine C# Anwendung in Verbindung mit dem .NET Framework erstellt, die ein Fenster darstellt. Dieses Fenster enthält drei Eingabemöglichkeiten für einen Datumswert. Ändert man einen Teil des Datums wird überprüft um welchen Wochentag es sich handelt und ob es sich um Schaltjahr handelt. In der Folge wird im unteren Teil des Fensters der Monat in einer Kalenderansicht dargestellt.</text:p>
      <text:p text:style-name="P1"/>
      <text:h text:style-name="P7" text:outline-level="1">Beschreibung der Funktionalität:</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21:33:58.380000000</meta:creation-date>
    <meta:generator>LibreOffice/5.2.4.2$Windows_X86_64 LibreOffice_project/3d5603e1122f0f102b62521720ab13a38a4e0eb0</meta:generator>
    <dc:date>2017-01-14T21:51:20.084000000</dc:date>
    <meta:editing-duration>PT17M22S</meta:editing-duration>
    <meta:editing-cycles>2</meta:editing-cycles>
    <meta:document-statistic meta:table-count="0" meta:image-count="0" meta:object-count="0" meta:page-count="2" meta:paragraph-count="9" meta:word-count="108" meta:character-count="766" meta:non-whitespace-character-count="666"/>
  </office:meta>
</office:document-meta>
</file>